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Preformatted_20_Text">
      <style:paragraph-properties fo:margin-top="0in" fo:margin-bottom="0.1965in" fo:padding="0.0193in" fo:border="0.0008in solid #d9d9e3"/>
    </style:style>
    <style:style style:name="P7" style:family="paragraph" style:parent-style-name="Preformatted_20_Text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онечно, вот несколько примеров использования API WordPress:</text:p>
      <text:h text:style-name="P5" text:outline-level="3">1. Получение Записей Блога:</text:h>
      <text:p text:style-name="P3">Через REST API можно получить данные о записях блога WordPress в формате JSON. Например, получим список последних опубликованных записей:</text:p>
      <text:p text:style-name="P7">httpCopy code</text:p>
      <text:p text:style-name="P6"><text:span text:style-name="Source_20_Text">GET /wp-json/wp/v2/posts</text:span></text:p>
      <text:h text:style-name="P5" text:outline-level="3">2. Создание Новой Записи:</text:h>
      <text:p text:style-name="P3">С помощью REST API можно создать новую запись на вашем блоге. Пример запроса:</text:p>
      <text:p text:style-name="P7">httpCopy code</text:p>
      <text:p text:style-name="P7"><text:span text:style-name="Source_20_Text">POST /wp-json/wp/v2/posts</text:span></text:p>
      <text:p text:style-name="P7"><text:span text:style-name="Source_20_Text">Content-Type: application/json</text:span></text:p>
      <text:p text:style-name="P7"/>
      <text:p text:style-name="P7"><text:span text:style-name="Source_20_Text">{</text:span></text:p>
      <text:p text:style-name="P7"><text:span text:style-name="Source_20_Text"><text:s text:c="2"/>"title": "Новый Заголовок",</text:span></text:p>
      <text:p text:style-name="P7"><text:span text:style-name="Source_20_Text"><text:s text:c="2"/>"content": "Содержание новой записи",</text:span></text:p>
      <text:p text:style-name="P7"><text:span text:style-name="Source_20_Text"><text:s text:c="2"/>"status": "publish"</text:span></text:p>
      <text:p text:style-name="P6"><text:span text:style-name="Source_20_Text">}</text:span></text:p>
      <text:h text:style-name="P5" text:outline-level="3">3. Получение Комментариев к Записи:</text:h>
      <text:p text:style-name="P3">Для получения комментариев к определенной записи можно сделать запрос следующего вида:</text:p>
      <text:p text:style-name="P7">httpCopy code</text:p>
      <text:p text:style-name="P6"><text:span text:style-name="Source_20_Text">GET /wp-json/wp/v2/comments?post=&lt;post_id&gt;</text:span></text:p>
      <text:h text:style-name="P5" text:outline-level="3">4. Обновление Записи:</text:h>
      <text:p text:style-name="P3">Чтобы обновить существующую запись, используется метод PUT или PATCH:</text:p>
      <text:p text:style-name="P7">httpCopy code</text:p>
      <text:p text:style-name="P7"><text:span text:style-name="Source_20_Text">PATCH /wp-json/wp/v2/posts/&lt;post_id&gt;</text:span></text:p>
      <text:p text:style-name="P7"><text:span text:style-name="Source_20_Text">Content-Type: application/json</text:span></text:p>
      <text:p text:style-name="P7"/>
      <text:p text:style-name="P7"><text:span text:style-name="Source_20_Text">{</text:span></text:p>
      <text:p text:style-name="P7"><text:span text:style-name="Source_20_Text"><text:s text:c="2"/>"title": "Новый Заголовок",</text:span></text:p>
      <text:p text:style-name="P7"><text:span text:style-name="Source_20_Text"><text:s text:c="2"/>"content": "Новое содержание записи"</text:span></text:p>
      <text:p text:style-name="P6"><text:span text:style-name="Source_20_Text">}</text:span></text:p>
      <text:h text:style-name="P5" text:outline-level="3">Примечание:</text:h>
      <text:list xml:id="list5387606084101154254" text:style-name="L1">
        <text:list-item>
          <text:p text:style-name="P2"><text:span text:style-name="Strong_20_Emphasis">&lt;post_id&gt;</text:span> - это идентификатор конкретной записи.</text:p>
        </text:list-item>
        <text:list-item>
          <text:p text:style-name="P2">Для выполнения этих запросов требуется авторизация и права доступа, поэтому используйте аутентификацию API WordPress (обычно с помощью OAuth или ключа API).</text:p>
        </text:list-item>
        <text:list-item>
          <text:p text:style-name="P4">Перед использованием API убедитесь, что он активирован на вашем сайте и доступен для использования.</text:p>
        </text:list-item>
      </text:list>
      <text:p text:style-name="P3">Это лишь примеры запросов к API WordPress. При работе с API рекомендуется использовать документацию API WordPress и понимать его функции и возможности, чтобы успешно <text:soft-page-break/>интегрировать его в ваши проекты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6T02:12:30.72</dc:date>
    <meta:document-statistic meta:table-count="0" meta:image-count="0" meta:object-count="0" meta:page-count="2" meta:paragraph-count="33" meta:word-count="189" meta:character-count="1452"/>
    <dc:creator>Dima Wide</dc:creator>
    <meta:user-defined meta:name="Info 1"/>
    <meta:user-defined meta:name="Info 2"/>
    <meta:user-defined meta:name="Info 3"/>
    <meta:user-defined meta:name="Info 4"/>
  </office:meta>
</office:document-meta>
</file>